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A033C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5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The Holy Gospel</text:span></text:p>
            <text:p text:style-name="P1"><text:span text:style-name="T2">Mark 7:14–2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654cm" svg:height="7.766cm" svg:x="1.27cm" svg:y="0.254cm">
          <draw:text-box>
            <text:p text:style-name="P4"><text:span text:style-name="T3">14</text:span><text:span text:style-name="T4"> <text:s/></text:span><text:span text:style-name="T5">And he called the people to him again and said to them, “Hear me, all of you, and understand: </text:span><text:span text:style-name="T3">15</text:span><text:span text:style-name="T4"> </text:span><text:span text:style-name="T5">There is nothing outside a person that by going into him can defile him, </text:span><text:span text:style-name="T6">16</text:span><text:span text:style-name="T5"> but the things that come out of a person are what defile hi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5" draw:layer="layout" svg:width="25.654cm" svg:height="9.269cm" svg:x="1.27cm" svg:y="0.254cm">
          <draw:text-box>
            <text:p text:style-name="P4"><text:span text:style-name="T3">17</text:span><text:span text:style-name="T4"> </text:span><text:span text:style-name="T5">And when he had entered the house and left the people, his disciples asked him about the parable. </text:span><text:span text:style-name="T3">18</text:span><text:span text:style-name="T4"> </text:span><text:span text:style-name="T5">And he said to them, “Then are you also without understanding? Do you not see that whatever goes into a person from outside cannot defile hi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654cm" svg:height="6.263cm" svg:x="1.27cm" svg:y="0.254cm">
          <draw:text-box>
            <text:p text:style-name="P4"><text:span text:style-name="T3">19</text:span><text:span text:style-name="T4"> </text:span><text:span text:style-name="T5">since it enters not his heart but his stomach, and is expelled?” (Thus he declared all foods clean.) </text:span></text:p>
            <text:p text:style-name="P4"><text:span text:style-name="T3">20</text:span><text:span text:style-name="T4"> </text:span><text:span text:style-name="T5">And he said, “What comes out of a person is what defiles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6" draw:layer="layout" svg:width="25.908cm" svg:height="8.128cm" svg:x="1.016cm" svg:y="0.254cm">
          <draw:text-box>
            <text:p text:style-name="P4"><text:span text:style-name="T3">21</text:span><text:span text:style-name="T4"> </text:span><text:span text:style-name="T5">For from within, out of the heart of man, come evil thoughts, sexual immorality, theft, murder, adultery, </text:span><text:span text:style-name="T3">22</text:span><text:span text:style-name="T4"> </text:span><text:span text:style-name="T5">coveting, wickedness, deceit, sensuality, envy, slander, pride, foolishness. </text:span><text:span text:style-name="T3">23</text:span><text:span text:style-name="T4"> </text:span><text:span text:style-name="T5">All these evil things come from within, and they defile a pers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4:34:59.322000000</meta:creation-date>
    <dc:title>Hymn template</dc:title>
    <meta:editing-duration>PT10M28S</meta:editing-duration>
    <meta:editing-cycles>3</meta:editing-cycles>
    <meta:generator>LibreOffice/5.0.0.5$Windows_x86 LibreOffice_project/1b1a90865e348b492231e1c451437d7a15bb262b</meta:generator>
    <meta:initial-creator>Arthur Hoch</meta:initial-creator>
    <dc:date>2015-08-25T14:45:27.545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8-25T14:34:59.214000000"/>
  </office:meta>
</office:document-meta>
</file>